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Variables.getIt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preloadVariab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eterVariables.putAll( Map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Variables.JMeter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putAll( JMeterVariables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remov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putObjec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get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incIt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put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getThrea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Variables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